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5.svm" manifest:media-type="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10000000000008B0000004E3977E5374BDA39FDC.jpg" manifest:media-type="image/jpeg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 style:font-family-generic="modern" style:font-pitch="fixed"/>
    <style:font-face style:name="微软雅黑 Light2" svg:font-family="'微软雅黑 Light'" style:font-family-generic="modern" style:font-pitch="fixed"/>
    <style:font-face style:name="Noto Sans CJK SC Regular1" svg:font-family="'Noto Sans CJK SC Regular'" style:font-family-generic="modern" style:font-pitch="variable"/>
    <style:font-face style:name="Segoe UI1" svg:font-family="'Segoe UI'" style:font-family-generic="modern" style:font-pitch="variable"/>
    <style:font-face style:name="微软雅黑 Light1" svg:font-family="'微软雅黑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微软雅黑 Light" svg:font-family="'微软雅黑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3.156cm" style:use-optimal-column-width="false"/>
    </style:style>
    <style:style style:name="co2" style:family="table-column">
      <style:table-column-properties style:column-width="20.301cm" style:use-optimal-column-width="false"/>
    </style:style>
    <style:style style:name="co3" style:family="table-column">
      <style:table-column-properties style:column-width="3.171cm" style:use-optimal-column-width="false"/>
    </style:style>
    <style:style style:name="co4" style:family="table-column">
      <style:table-column-properties style:column-width="2.945cm" style:use-optimal-column-width="false"/>
    </style:style>
    <style:style style:name="co5" style:family="table-column">
      <style:table-column-properties style:column-width="4.438cm" style:use-optimal-column-width="false"/>
    </style:style>
    <style:style style:name="co6" style:family="table-column">
      <style:table-column-properties style:column-width="4.395cm" style:use-optimal-column-width="false"/>
    </style:style>
    <style:style style:name="co7" style:family="table-column">
      <style:table-column-properties style:column-width="4.311cm" style:use-optimal-column-width="false"/>
    </style:style>
    <style:style style:name="co8" style:family="table-column">
      <style:table-column-properties style:column-width="4.214cm" style:use-optimal-column-width="false"/>
    </style:style>
    <style:style style:name="co9" style:family="table-column">
      <style:table-column-properties style:column-width="20.303cm" style:use-optimal-column-width="false"/>
    </style:style>
    <style:style style:name="co10" style:family="table-column">
      <style:table-column-properties style:column-width="3.175cm" style:use-optimal-column-width="false"/>
    </style:style>
    <style:style style:name="co11" style:family="table-column">
      <style:table-column-properties style:column-width="2.949cm" style:use-optimal-column-width="false"/>
    </style:style>
    <style:style style:name="co12" style:family="table-column">
      <style:table-column-properties style:column-width="4.444cm" style:use-optimal-column-width="false"/>
    </style:style>
    <style:style style:name="co13" style:family="table-column">
      <style:table-column-properties style:column-width="4.4cm" style:use-optimal-column-width="false"/>
    </style:style>
    <style:style style:name="co14" style:family="table-column">
      <style:table-column-properties style:column-width="4.316cm" style:use-optimal-column-width="false"/>
    </style:style>
    <style:style style:name="co15" style:family="table-column">
      <style:table-column-properties style:column-width="4.222cm" style:use-optimal-column-width="false"/>
    </style:style>
    <style:style style:name="co16" style:family="table-column">
      <style:table-column-properties style:column-width="2.808cm" style:use-optimal-column-width="false"/>
    </style:style>
    <style:style style:name="co17" style:family="table-column">
      <style:table-column-properties style:column-width="4.681cm" style:use-optimal-column-width="false"/>
    </style:style>
    <style:style style:name="co18" style:family="table-column">
      <style:table-column-properties style:column-width="5.249cm" style:use-optimal-column-width="false"/>
    </style:style>
    <style:style style:name="co19" style:family="table-column">
      <style:table-column-properties style:column-width="5.42cm" style:use-optimal-column-width="false"/>
    </style:style>
    <style:style style:name="co20" style:family="table-column">
      <style:table-column-properties style:column-width="5.354cm" style:use-optimal-column-width="false"/>
    </style:style>
    <style:style style:name="ro1" style:family="table-row">
      <style:table-row-properties style:row-height="1.005cm"/>
    </style:style>
    <style:style style:name="ro2" style:family="table-row">
      <style:table-row-properties style:row-height="0.868cm"/>
    </style:style>
    <style:style style:name="ro3" style:family="table-row">
      <style:table-row-properties style:row-height="1.457cm"/>
    </style:style>
    <style:style style:name="ro4" style:family="table-row">
      <style:table-row-properties style:row-height="0.946cm"/>
    </style:style>
    <style:style style:name="ro5" style:family="table-row">
      <style:table-row-properties style:row-height="0.669cm"/>
    </style:style>
    <style:style style:name="ro6" style:family="table-row">
      <style:table-row-properties style:row-height="0.683cm"/>
    </style:style>
    <style:style style:name="ro7" style:family="table-row">
      <style:table-row-properties style:row-height="0.687cm"/>
    </style:style>
    <style:style style:name="ro8" style:family="table-row">
      <style:table-row-properties style:row-height="0.87cm"/>
    </style:style>
    <style:style style:name="ro9" style:family="table-row">
      <style:table-row-properties style:row-height="0.997cm"/>
    </style:style>
    <style:style style:name="ro10" style:family="table-row">
      <style:table-row-properties style:row-height="0.705cm"/>
    </style:style>
    <style:style style:name="ro11" style:family="table-row">
      <style:table-row-properties style:row-height="0.72cm"/>
    </style:style>
    <style:style style:name="ro12" style:family="table-row">
      <style:table-row-properties style:row-height="0.727cm"/>
    </style:style>
    <style:style style:name="ro13" style:family="table-row">
      <style:table-row-properties style:row-height="1.744cm"/>
    </style:style>
    <style:style style:name="ro14" style:family="table-row">
      <style:table-row-properties style:row-height="3.414cm"/>
    </style:style>
    <style:style style:name="ro15" style:family="table-row">
      <style:table-row-properties style:row-height="0.726cm"/>
    </style:style>
    <style:style style:name="ro16" style:family="table-row">
      <style:table-row-properties style:row-height="2.904cm"/>
    </style:style>
    <style:style style:name="ro17" style:family="table-row">
      <style:table-row-properties style:row-height="2.913cm"/>
    </style:style>
    <style:style style:name="ce1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ce3" style:family="table-cell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8pt" style:font-size-complex="8pt" fo:hyphenate="false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8pt" style:font-size-asian="8pt" style:font-size-complex="8pt" fo:hyphenate="false"/>
    </style:style>
    <style:style style:name="P4" style:family="paragraph">
      <style:paragraph-properties fo:line-height="100%" fo:text-align="start" style:punctuation-wrap="hanging" style:writing-mode="lr-tb"/>
      <style:text-properties fo:hyphenate="false"/>
    </style:style>
    <style:style style:name="P5" style:family="paragraph">
      <style:text-properties fo:font-size="16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微软雅黑 Light" fo:font-size="8pt" fo:letter-spacing="normal" fo:font-style="normal" style:text-underline-style="none" fo:font-weight="normal" style:font-name-asian="微软雅黑 Light2" style:font-size-asian="8pt" style:font-style-asian="normal" style:font-weight-asian="normal" style:font-size-complex="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微软雅黑 Light" fo:letter-spacing="normal" fo:font-style="normal" style:text-underline-style="none" fo:font-weight="normal" style:font-name-asian="微软雅黑 Light2" style:font-style-asian="normal" style:font-weight-asian="normal" style:font-style-complex="normal" style:font-weight-complex="normal"/>
    </style:style>
    <style:style style:name="T3" style:family="text">
      <style:text-properties fo:font-variant="normal" fo:text-transform="none" fo:color="#7030a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2" style:font-size-asian="14pt" style:font-style-asian="normal" style:font-weight-asian="normal" style:font-name-complex="Segoe UI" style:font-size-complex="14pt" style:font-style-complex="normal" style:font-weight-complex="normal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Segoe UI" fo:font-size="16pt" fo:letter-spacing="normal" fo:font-style="normal" style:text-underline-style="none" fo:font-weight="normal" style:font-name-asian="Segoe UI2" style:font-size-asian="14pt" style:font-style-asian="normal" style:font-weight-asian="normal" style:font-name-complex="Segoe UI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4.04cm" svg:x="1.778cm" svg:y="8.877cm" presentation:class="title" presentation:user-transformed="true">
          <draw:text-box>
            <text:p>2016中国开源年会<text:line-break/>COSCON 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简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大会名：中国开源年会</text:p>
                <text:p>(COSCON - China Open Source Conference)</text:p>
              </text:list-item>
              <text:list-item>
                <text:p>大会宗旨：团结各开源社区、企业及个人进行交流</text:p>
              </text:list-item>
              <text:list-item>
                <text:p>主题：天下开源是一家</text:p>
              </text:list-item>
              <text:list-item>
                <text:p>日期：2016年10月16日-17日（周六、周日）</text:p>
              </text:list-item>
              <text:list-item>
                <text:p>目标听众：开源社区参与者及贡献者</text:p>
              </text:list-item>
              <text:list-item>
                <text:p>地点：北京航空航天大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演讲嘉宾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日程 Day 1</text:p>
          </draw:text-box>
        </draw:frame>
        <draw:frame draw:style-name="standard" draw:layer="layout" svg:width="23.456cm" svg:height="2.877cm" svg:x="1.618cm" svg:y="4.695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9:30-10:00</text:span></text:p>
              </table:table-cell>
              <table:table-cell>
                <text:p text:style-name="P2"><text:span text:style-name="T1">Registration/</text:span><text:span text:style-name="T1">注册报到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0:00-10:10</text:span></text:p>
              </table:table-cell>
              <table:table-cell>
                <text:p text:style-name="P2"><text:span text:style-name="T1">Opening Session/</text:span><text:span text:style-name="T1">开场致辞  </text:span></text:p>
              </table:table-cell>
            </table:table-row>
            <table:table-row table:style-name="ro2" table:default-cell-style-name="ce1">
              <table:table-cell>
                <text:p text:style-name="P2"><text:span text:style-name="T1">10:10-10:40</text:span></text:p>
              </table:table-cell>
              <table:table-cell>
                <text:p text:style-name="P2"><text:span text:style-name="T1">Keynote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3.473cm" svg:height="4.441cm" svg:x="1.618cm" svg:y="7.796cm">
          <table:table table:template-name="default"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row table:style-name="ro3" table:default-cell-style-name="ce2">
              <table:table-cell table:style-name="gray1">
                <text:p text:style-name="P2"><text:span text:style-name="T1">PM</text:span></text:p>
              </table:table-cell>
              <table:table-cell>
                <text:p text:style-name="P2"><text:span text:style-name="T1">Breakout 1/</text:span><text:span text:style-name="T1">主会场</text:span></text:p>
                <text:p text:style-name="P2"><text:span text:style-name="T1">(Linux/</text:span><text:span text:style-name="T1">开源操作系统</text:span><text:span text:style-name="T1">)</text:span></text:p>
              </table:table-cell>
              <table:table-cell>
                <text:p text:style-name="P2"><text:span text:style-name="T1">Breakout 1/</text:span><text:span text:style-name="T1">分会场</text:span><text:span text:style-name="T1">1 </text:span></text:p>
                <text:p text:style-name="P2"><text:span text:style-name="T1">(Governance/</text:span><text:span text:style-name="T1">开源治理</text:span><text:span text:style-name="T1">)</text:span></text:p>
              </table:table-cell>
              <table:table-cell>
                <text:p text:style-name="P2"><text:span text:style-name="T1">Breakout 2/</text:span><text:span text:style-name="T1">分会场</text:span><text:span text:style-name="T1">2 </text:span></text:p>
                <text:p text:style-name="P2"><text:span text:style-name="T1">(Cloud/</text:span><text:span text:style-name="T1">云计算</text:span><text:span text:style-name="T1">)</text:span></text:p>
              </table:table-cell>
              <table:table-cell>
                <text:p text:style-name="P2"><text:span text:style-name="T1">Breakout 3/</text:span><text:span text:style-name="T1">分会场</text:span><text:span text:style-name="T1">3</text:span></text:p>
                <text:p text:style-name="P2"><text:span text:style-name="T1">(Big Data/</text:span><text:span text:style-name="T1">大数据</text:span><text:span text:style-name="T1">)</text:span></text:p>
              </table:table-cell>
              <table:table-cell>
                <text:p text:style-name="P2"><text:span text:style-name="T1">Breakout 4/</text:span><text:span text:style-name="T1">分会场</text:span><text:span text:style-name="T1">4</text:span></text:p>
                <text:p text:style-name="P2"><text:span text:style-name="T1">(</text:span><text:span text:style-name="T1">前端技术与移动</text:span><text:span text:style-name="T1">)</text:span></text:p>
              </table:table-cell>
            </table:table-row>
            <table:table-row table:style-name="ro4" table:default-cell-style-name="gray1">
              <table:table-cell table:style-name="ce2">
                <text:p text:style-name="P2"><text:span text:style-name="T1">10:50-11:2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 table:style-name="ce2">
                <text:p text:style-name="P2"><text:span text:style-name="T1">11:20-11:30</text:span></text:p>
              </table:table-cell>
              <table:table-cell table:style-name="ce2" table:number-columns-spanned="5">
                <text:p text:style-name="P2"><text:span text:style-name="T1">Tea Break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gray1">
              <table:table-cell table:style-name="ce2">
                <text:p text:style-name="P2"><text:span text:style-name="T1">11:30-12:00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1">
              <table:table-cell table:style-name="ce2">
                <text:p text:style-name="P2"><text:span text:style-name="T1">12:00-12:30 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3.458cm" svg:height="2.879cm" svg:x="1.589cm" svg:y="12.397cm">
          <table:table table:template-name="default" table:use-first-row-styles="true" table:use-first-column-styles="true" table:use-banding-rows-styles="true">
            <table:table-column table:style-name="co1"/>
            <table:table-column table:style-name="co9"/>
            <table:table-row table:style-name="ro1" table:default-cell-style-name="ce1">
              <table:table-cell>
                <text:p text:style-name="P2"><text:span text:style-name="T1">12:30-13:30</text:span></text:p>
              </table:table-cell>
              <table:table-cell>
                <text:p text:style-name="P2"><text:span text:style-name="T1">Lunch/</text:span><text:span text:style-name="T1">午餐</text:span></text:p>
              </table:table-cell>
            </table:table-row>
            <table:table-row table:style-name="ro1" table:default-cell-style-name="ce1">
              <table:table-cell>
                <text:p text:style-name="P2"><text:span text:style-name="T1">13:30-14:00</text:span></text:p>
              </table:table-cell>
              <table:table-cell>
                <text:p text:style-name="P2"><text:span text:style-name="T1">Keynote 2</text:span></text:p>
              </table:table-cell>
            </table:table-row>
            <table:table-row table:style-name="ro8" table:default-cell-style-name="ce1">
              <table:table-cell>
                <text:p text:style-name="P2"><text:span text:style-name="T1">14:00-14:30</text:span></text:p>
              </table:table-cell>
              <table:table-cell>
                <text:p text:style-name="P2"><text:span text:style-name="T1">Keynote 3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3.505cm" svg:height="3.875cm" svg:x="1.618cm" svg:y="15.623cm">
          <table:table table:template-name="default"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row table:style-name="ro9" table:default-cell-style-name="gray1">
              <table:table-cell>
                <text:p text:style-name="P2"><text:span text:style-name="T1">14:30-15:00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0" table:default-cell-style-name="gray1">
              <table:table-cell table:style-name="ce2">
                <text:p text:style-name="P2"><text:span text:style-name="T1">15:00-15:20</text:span></text:p>
              </table:table-cell>
              <table:table-cell table:style-name="ce2" table:number-columns-spanned="5">
                <text:p text:style-name="P2"><text:span text:style-name="T1">Tea Break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1" table:default-cell-style-name="gray1">
              <table:table-cell table:style-name="ce2">
                <text:p text:style-name="P2"><text:span text:style-name="T1">15:20-15:50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 table:style-name="ce2">
                <text:p text:style-name="P2"><text:span text:style-name="T1">15:50-16:20 </text:span>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 table:style-name="ce2">
                <text:p text:style-name="P2"><text:span text:style-name="T1">16:20-17:00 </text:span></text:p>
              </table:table-cell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orkshop Day 2</text:p>
          </draw:text-box>
        </draw:frame>
        <draw:frame draw:style-name="standard" draw:layer="layout" svg:width="23.511cm" svg:height="11.7cm" svg:x="1.694cm" svg:y="4.572cm">
          <table:table table:template-name="default">
            <table:table-column table:style-name="co16"/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3" table:default-cell-style-name="ce2">
              <table:table-cell table:style-name="gray1">
                <text:p text:style-name="P2"><text:span text:style-name="T1">PM</text:span></text:p>
              </table:table-cell>
              <table:table-cell>
                <text:p text:style-name="P2"><text:span text:style-name="T1">Breakout 1/</text:span><text:span text:style-name="T1">分会场</text:span><text:span text:style-name="T1">1 </text:span></text:p>
                <text:p text:style-name="P2"><text:span text:style-name="T1">(Linux/</text:span><text:span text:style-name="T1">开源操作系统</text:span><text:span text:style-name="T1">)</text:span></text:p>
              </table:table-cell>
              <table:table-cell>
                <text:p text:style-name="P2"><text:span text:style-name="T1">Breakout 2/</text:span><text:span text:style-name="T1">分会场</text:span><text:span text:style-name="T1">2 </text:span></text:p>
                <text:p text:style-name="P2"><text:span text:style-name="T1">(Cloud/</text:span><text:span text:style-name="T1">云计算</text:span><text:span text:style-name="T1">)</text:span></text:p>
              </table:table-cell>
              <table:table-cell>
                <text:p text:style-name="P2"><text:span text:style-name="T1">Breakout 3/</text:span><text:span text:style-name="T1">分会场</text:span><text:span text:style-name="T1">3</text:span></text:p>
                <text:p text:style-name="P2"><text:span text:style-name="T1">(Big Data/</text:span><text:span text:style-name="T1">大数据</text:span><text:span text:style-name="T1">)</text:span></text:p>
              </table:table-cell>
              <table:table-cell>
                <text:p text:style-name="P2"><text:span text:style-name="T1">Breakout 4/</text:span><text:span text:style-name="T1">分会场</text:span><text:span text:style-name="T1">4</text:span></text:p>
                <text:p text:style-name="P2"><text:span text:style-name="T1">(</text:span><text:span text:style-name="T1">前端技术与移动</text:span><text:span text:style-name="T1">)</text:span></text:p>
              </table:table-cell>
            </table:table-row>
            <table:table-row table:style-name="ro14" table:default-cell-style-name="gray1">
              <table:table-cell table:style-name="ce3">
                <text:p text:style-name="P3"><text:span text:style-name="T2">10:00-12:30</text:span></text:p>
              </table:table-cell>
              <table:table-cell/>
              <table:table-cell/>
              <table:table-cell/>
              <table:table-cell/>
            </table:table-row>
            <table:table-row table:style-name="ro15" table:default-cell-style-name="gray1">
              <table:table-cell table:style-name="ce3">
                <text:p text:style-name="P3"><text:span text:style-name="T2">12:30-13:30</text:span></text:p>
              </table:table-cell>
              <table:table-cell table:style-name="ce2" table:number-columns-spanned="4">
                <text:p text:style-name="P2"><text:span text:style-name="T1">Lunch</text:span></text:p>
              </table:table-cell>
              <table:covered-table-cell/>
              <table:covered-table-cell/>
              <table:covered-table-cell/>
            </table:table-row>
            <table:table-row table:style-name="ro16" table:default-cell-style-name="gray1">
              <table:table-cell table:style-name="ce2">
                <text:p text:style-name="P2"><text:span text:style-name="T1">13:30-15:30</text:span></text:p>
              </table:table-cell>
              <table:table-cell/>
              <table:table-cell/>
              <table:table-cell/>
              <table:table-cell/>
            </table:table-row>
            <table:table-row table:style-name="ro17" table:default-cell-style-name="gray1">
              <table:table-cell table:style-name="ce2">
                <text:p text:style-name="P2"><text:span text:style-name="T1">15:30-18:0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赞助Sponsorshi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白金 RMB 100,000</text:p>
              </text:list-item>
              <text:list-item>
                <text:p>金牌 RMB 60,000</text:p>
              </text:list-item>
              <text:list-item>
                <text:p>银牌 RMB 30,000</text:p>
              </text:list-item>
              <text:list-item>
                <text:p>铜牌 RMB 10,000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白金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30 minutes keynote speech relevant to open source.</text:span></text:p>
              </text:list-item>
              <text:list-item>
                <text:p text:style-name="P4"><text:span text:style-name="T3">Media interview on the event </text:span></text:p>
              </text:list-item>
              <text:list-item>
                <text:p text:style-name="P4"><text:span text:style-name="T4">10 free entrance tickets (for 2-day full pass)</text:span></text:p>
              </text:list-item>
              <text:list-item>
                <text:p text:style-name="P4"><text:span text:style-name="T4">Sponsor information and logo appeared in registration website and social media.</text:span></text:p>
              </text:list-item>
              <text:list-item>
                <text:p text:style-name="P4"><text:span text:style-name="T4">Publicity and promotion on both kaiyuanshe and its members channels and social media (web, blog, weibo, wechat)</text:span></text:p>
              </text:list-item>
              <text:list-item>
                <text:p text:style-name="P4"><text:span text:style-name="T4">Deluxe booth provided at the event</text:span></text:p>
              </text:list-item>
              <text:list-item>
                <text:p text:style-name="P4"><text:span text:style-name="T4">Company image poster on the event</text:span></text:p>
              </text:list-item>
              <text:list-item>
                <text:p text:style-name="P4"><text:span text:style-name="T4">4 dinner admission</text:span></text:p>
              </text:list-item>
              <text:list-item>
                <text:p text:style-name="P4"><text:span text:style-name="T4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金牌 Gold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3">Media interview on the event </text:span></text:p>
              </text:list-item>
              <text:list-item>
                <text:p text:style-name="P4"><text:span text:style-name="T4">8 free entrance tickets (for 2-day full pass)</text:span></text:p>
              </text:list-item>
              <text:list-item>
                <text:p text:style-name="P4"><text:span text:style-name="T4">Sponsor information and logo appeared in registration website and social media.</text:span></text:p>
              </text:list-item>
              <text:list-item>
                <text:p text:style-name="P4"><text:span text:style-name="T4">Publicity and promotion on both kaiyuanshe and its members channels and social media (web, blog, weibo, wechat)</text:span></text:p>
              </text:list-item>
              <text:list-item>
                <text:p text:style-name="P4"><text:span text:style-name="T4">Deluxe booth provided at the event</text:span></text:p>
              </text:list-item>
              <text:list-item>
                <text:p text:style-name="P4"><text:span text:style-name="T4">Company image poster on the event</text:span></text:p>
              </text:list-item>
              <text:list-item>
                <text:p text:style-name="P4"><text:span text:style-name="T4">4 dinner admission</text:span></text:p>
              </text:list-item>
              <text:list-item>
                <text:p text:style-name="P4"><text:span text:style-name="T4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银牌 Silver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6 free entrance tickets (for 2-day full pass)</text:span></text:p>
              </text:list-item>
              <text:list-item>
                <text:p text:style-name="P4"><text:span text:style-name="T4">Sponsor information and logo appeared in registration website and social media.</text:span></text:p>
              </text:list-item>
              <text:list-item>
                <text:p text:style-name="P4"><text:span text:style-name="T4">Publicity and promotion on both kaiyuanshe and its members channels and social media (web, blog, weibo, wechat)</text:span></text:p>
              </text:list-item>
              <text:list-item>
                <text:p text:style-name="P4"><text:span text:style-name="T4">Standard booth provided at the event</text:span></text:p>
              </text:list-item>
              <text:list-item>
                <text:p text:style-name="P4"><text:span text:style-name="T4">Company image poster on the event</text:span></text:p>
              </text:list-item>
              <text:list-item>
                <text:p text:style-name="P4"><text:span text:style-name="T4">2 dinner admission</text:span></text:p>
              </text:list-item>
              <text:list-item>
                <text:p text:style-name="P4"><text:span text:style-name="T4">Company logo in the event ba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铜牌 Bronze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4">4 free entrance tickets (for 2-day full pass)</text:span></text:p>
              </text:list-item>
              <text:list-item>
                <text:p text:style-name="P4"><text:span text:style-name="T4">Sponsor information and logo appeared in registration website and social media.</text:span></text:p>
              </text:list-item>
              <text:list-item>
                <text:p text:style-name="P4"><text:span text:style-name="T4">Publicity and promotion on both kaiyuanshe and its members channels and social media (web, blog, weibo, wechat)</text:span></text:p>
              </text:list-item>
              <text:list-item>
                <text:p text:style-name="P4"><text:span text:style-name="T4">Premium booth on the event</text:span></text:p>
              </text:list-item>
              <text:list-item>
                <text:p text:style-name="P4"><text:span text:style-name="T4">Company image poster on the event</text:span></text:p>
              </text:list-item>
              <text:list-item>
                <text:p text:style-name="P4"><text:span text:style-name="T4">2 dinner admiss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社区合作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关于开源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开源社是由中国支持开源的企业，社区及个人所组织的一个开源联盟，旨在推广开源。 各成员按照“共治、共识、贡献”的原则自发设立。</text:p>
              </text:list-item>
              <text:list-item>
                <text:p>愿景 - 推动中国开源社区成为全球开源软件的积极参与及贡献者。</text:p>
              </text:list-item>
              <text:list-item>
                <text:p>使命 - 携手国内社区，企业，高校，及政府共创健康可持续发展的开源生态体系。</text:p>
              </text:list-item>
              <text:list-item>
                <text:p>宗旨 – 为中国开源软件和开源硬件的正确使用，授权许可，社区建设及治理，进行知识推广普及与提供相关服务。</text:p>
              </text:list-item>
              <text:list-item>
                <text:p><text:a xlink:href="http://www.kaiyuanshe.cn/" xlink:type="simple">http://www.kaiyuanshe.cn/</text:a></text:p>
              </text:list-item>
              <text:list-item>
                <text:p>联系方式：Ted Liu / Bin Li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 style:font-family-generic="modern" style:font-pitch="fixed"/>
    <style:font-face style:name="微软雅黑 Light2" svg:font-family="'微软雅黑 Light'" style:font-family-generic="modern" style:font-pitch="fixed"/>
    <style:font-face style:name="Noto Sans CJK SC Regular1" svg:font-family="'Noto Sans CJK SC Regular'" style:font-family-generic="modern" style:font-pitch="variable"/>
    <style:font-face style:name="Segoe UI1" svg:font-family="'Segoe UI'" style:font-family-generic="modern" style:font-pitch="variable"/>
    <style:font-face style:name="微软雅黑 Light1" svg:font-family="'微软雅黑 Light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微软雅黑 Light" svg:font-family="'微软雅黑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8B0000004E3977E5374BDA39FD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1T23:57:16.839568127</meta:creation-date>
    <dc:date>2016-07-27T19:16:57.797767733</dc:date>
    <meta:editing-duration>PT26M50S</meta:editing-duration>
    <meta:editing-cycles>9</meta:editing-cycles>
    <meta:generator>LibreOffice/5.1.4.2$Linux_X86_64 LibreOffice_project/10m0$Build-2</meta:generator>
    <meta:document-statistic meta:object-count="71"/>
  </office:meta>
</office:document-meta>
</file>